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margin-top="0.25cm" fo:margin-bottom="16.011cm" style:contextual-spacing="false"/>
      <style:text-properties officeooo:paragraph-rsid="0002b683"/>
    </style:style>
    <style:style style:name="P2" style:family="paragraph" style:parent-style-name="Heading_20_3">
      <style:paragraph-properties fo:margin-top="0.25cm" fo:margin-bottom="3.911cm" style:contextual-spacing="false"/>
    </style:style>
    <style:style style:name="P3" style:family="paragraph" style:parent-style-name="Heading_20_3">
      <style:paragraph-properties fo:margin-top="0cm" fo:margin-bottom="0.85cm" style:contextual-spacing="false"/>
    </style:style>
    <style:style style:name="P4" style:family="paragraph" style:parent-style-name="Text_20_body">
      <style:text-properties officeooo:paragraph-rsid="0002b683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>
      <style:paragraph-properties fo:margin-top="0cm" fo:margin-bottom="0.85cm" style:contextual-spacing="false"/>
    </style:style>
    <style:style style:name="P10" style:family="paragraph" style:parent-style-name="Text_20_body">
      <style:paragraph-properties fo:margin-top="0cm" fo:margin-bottom="1.349cm" style:contextual-spacing="false"/>
    </style:style>
    <style:style style:name="P11" style:family="paragraph" style:parent-style-name="Text_20_body">
      <style:paragraph-properties fo:margin-top="0cm" fo:margin-bottom="2.551cm" style:contextual-spacing="false"/>
    </style:style>
    <style:style style:name="P12" style:family="paragraph" style:parent-style-name="Text_20_body" style:list-style-name="L10"/>
    <style:style style:name="P13" style:family="paragraph" style:parent-style-name="Text_20_body" style:list-style-name="L10">
      <style:paragraph-properties fo:margin-top="0cm" fo:margin-bottom="4.75cm" style:contextual-spacing="false"/>
    </style:style>
    <style:style style:name="P14" style:family="paragraph" style:parent-style-name="Text_20_body" style:list-style-name="L11"/>
    <style:style style:name="P15" style:family="paragraph" style:parent-style-name="Text_20_body" style:list-style-name="L12"/>
    <style:style style:name="P16" style:family="paragraph" style:parent-style-name="Text_20_body" style:list-style-name="L13"/>
    <style:style style:name="P17" style:family="paragraph" style:parent-style-name="Title">
      <style:text-properties officeooo:paragraph-rsid="0002b683"/>
    </style:style>
    <style:style style:name="P18" style:family="paragraph">
      <loext:graphic-properties draw:fill="solid" draw:fill-color="#eeeeee"/>
      <style:text-properties fo:font-size="12pt"/>
    </style:style>
    <style:style style:name="P19" style:family="paragraph">
      <loext:graphic-properties draw:fill="solid" draw:fill-color="#eeeeee"/>
    </style:style>
    <style:style style:name="T1" style:family="text">
      <style:text-properties officeooo:rsid="0002b683"/>
    </style:style>
    <style:style style:name="T2" style:family="text">
      <style:text-properties fo:font-size="12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style:style style:name="gr1" style:family="graphic">
      <style:graphic-properties draw:stroke="none" svg:stroke-color="#000000" draw:fill="solid" draw:fill-color="#eeeeee" fo:min-height="6.098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solid" draw:fill-color="#eeeeee" fo:min-height="2.649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solid" draw:fill-color="#eeeeee" fo:min-height="0.71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solid" draw:fill-color="#eeeeee" fo:min-height="16.244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solid" draw:fill-color="#eeeeee" fo:min-height="3.41cm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Strong_20_Emphasis"><text:span text:style-name="T1">Adaptar projeto para JS moderno</text:span></text:span></text:p>
      <text:p text:style-name="Subtitle"><text:span text:style-name="Strong_20_Emphasis"><text:span text:style-name="T1">R</text:span></text:span><text:span text:style-name="Strong_20_Emphasis">esumo direto e prático</text:span></text:p>
      <text:p text:style-name="P4"><text:span text:style-name="T1">O</text:span> que levar em conta ao adaptar um projeto JavaScript para ter um ponto de entrada <text:span text:style-name="Source_20_Text">main</text:span> organizado e escalável:</text:p>
      <text:p text:style-name="Horizontal_20_Line"/>
      <text:h text:style-name="Heading_20_3" text:outline-level="3">🎯 Objetivo</text:h>
      <text:p text:style-name="Text_20_body">Centralizar a inicialização da aplicação em um <text:span text:style-name="Strong_20_Emphasis">ponto de entrada (</text:span><text:span text:style-name="Strong_20_Emphasis"><text:span text:style-name="Source_20_Text">main.js</text:span></text:span><text:span text:style-name="Strong_20_Emphasis">)</text:span>, deixando as páginas e módulos mais limpos, reutilizáveis e fáceis de manter.</text:p>
      <text:p text:style-name="Horizontal_20_Line"/>
      <text:h text:style-name="P1" text:outline-level="3">⚙️ Estrutura <text:span text:style-name="T1">atual</text:span></text:h>
      <text:p text:style-name="P4"><draw:frame text:anchor-type="paragraph" draw:z-index="1" draw:name="Quadro de texto 2" draw:style-name="gr4" draw:text-style-name="P19" svg:width="16.652cm" svg:height="16.244cm" svg:x="0.201cm" svg:y="-15.642cm"><draw:text-box><text:p>/vitrine-ml5/mlab5</text:p><text:p><text:s text:c="2"/>/assets</text:p><text:p><text:s text:c="2"/>/controle</text:p><text:p><text:s text:c="4"/>/gerador</text:p><text:p><text:s text:c="4"/>/index.html</text:p><text:p><text:s text:c="2"/>/css</text:p><text:p><text:s text:c="2"/>/cursos</text:p><text:p><text:s text:c="4"/>/css3</text:p><text:p><text:s text:c="6"/>/01</text:p><text:p><text:s text:c="8"/>/index.html</text:p><text:p><text:s text:c="6"/>/02</text:p><text:p><text:s text:c="8"/>/index.html</text:p><text:p><text:s text:c="6"/>/…</text:p><text:p><text:s text:c="6"/>/index.html</text:p><text:p><text:s text:c="4"/>/html5</text:p><text:p><text:s text:c="6"/>/01</text:p><text:p><text:s text:c="8"/>/index.html</text:p><text:p><text:s text:c="6"/>/02</text:p><text:p><text:s text:c="8"/>/index.html</text:p><text:p><text:s text:c="6"/>/…</text:p><text:p><text:s text:c="6"/>/index.html</text:p><text:p><text:s text:c="3"/>/...</text:p><text:p><text:s text:c="2"/>/images</text:p><text:p><text:s text:c="2"/>/navegacao</text:p><text:p><text:s text:c="2"/>/cursos</text:p><text:p><text:s text:c="2"/>/playground</text:p><text:p><text:s text:c="2"/>/projetos</text:p><text:p><text:s text:c="4"/>/lousa</text:p><text:p><text:s text:c="2"/>/js</text:p><text:p><text:s text:c="4"/>/ui</text:p><text:p><text:s text:c="6"/>/components</text:p><text:p><text:s text:c="4"/>main.js</text:p><text:p>index.html</text:p></draw:text-box></draw:frame></text:p>
      <text:h text:style-name="P2" text:outline-level="3"><text:soft-page-break/>⚙️ Estrutura básica recomendada</text:h>
      <text:list text:style-name="L1">
        <text:list-item>
          <text:p text:style-name="P5"><draw:frame text:anchor-type="paragraph" draw:z-index="0" draw:name="Quadro de texto 1" draw:style-name="gr5" draw:text-style-name="P19" svg:width="16.89cm" svg:height="3.41cm" svg:x="-0.037cm" svg:y="-3.595cm"><draw:text-box><text:p>/src</text:p><text:p><text:s text:c="2"/>/components</text:p><text:p><text:s text:c="2"/>/pages</text:p><text:p><text:s text:c="2"/>/utils</text:p><text:p><text:s text:c="2"/>main.js</text:p><text:p>index.html</text:p><text:p/></draw:text-box></draw:frame><text:span text:style-name="Strong_20_Emphasis"><text:span text:style-name="Source_20_Text">main.js</text:span></text:span>: ponto de entrada — carrega dependências, inicializa o app e controla o fluxo principal.</text:p>
        </text:list-item>
      </text:list>
      <text:list text:style-name="L2">
        <text:list-item>
          <text:p text:style-name="P6"><text:span text:style-name="Strong_20_Emphasis"><text:span text:style-name="Source_20_Text">/components</text:span></text:span>: módulos reutilizáveis (funções, classes, ou componentes).</text:p>
        </text:list-item>
      </text:list>
      <text:list text:style-name="L3">
        <text:list-item>
          <text:p text:style-name="P7"><text:span text:style-name="Strong_20_Emphasis"><text:span text:style-name="Source_20_Text">/pages</text:span></text:span>: código específico de cada página (scripts, controladores).</text:p>
        </text:list-item>
      </text:list>
      <text:list text:style-name="L4">
        <text:list-item>
          <text:p text:style-name="P8"><text:span text:style-name="Strong_20_Emphasis"><text:span text:style-name="Source_20_Text">/utils</text:span></text:span>: funções auxiliares genéricas.</text:p>
        </text:list-item>
      </text:list>
      <text:h text:style-name="Heading_20_3" text:outline-level="3">🧩 1. Extraia scripts inline para arquivos <text:span text:style-name="Source_20_Text">.js</text:span></text:h>
      <text:p text:style-name="P10">Evite <text:span text:style-name="Source_20_Text">&lt;script&gt;</text:span> com lógica dentro do HTML.<text:line-break/>Em vez disso, use:</text:p>
      <text:p text:style-name="P11"><draw:frame text:anchor-type="paragraph" draw:z-index="2" draw:name="Quadro de texto 3" draw:style-name="gr3" draw:text-style-name="P19" svg:width="16.719cm" svg:height="0.976cm" svg:x="0.058cm" svg:y="-1.268cm"><draw:text-box><text:p>&lt;script type="module" src="./src/main.js"&gt;&lt;/script&gt;</text:p><text:p/></draw:text-box></draw:frame>E no <text:span text:style-name="Source_20_Text">main.js</text:span>:</text:p>
      <text:p text:style-name="P9"><draw:frame text:anchor-type="paragraph" draw:z-index="3" draw:name="Quadro de texto 4" draw:style-name="gr2" draw:text-style-name="P19" svg:width="16.719cm" svg:height="3.41cm" svg:x="0.058cm" svg:y="-2.411cm"><draw:text-box><text:p>import initHome from './pages/home.js';</text:p><text:p>import initLogin from './pages/login.js';</text:p><text:p/><text:p>if (window.location.pathname === '/home') initHome();</text:p><text:p>else if (window.location.pathname === '/login') initLogin();</text:p><text:p/><text:p/></draw:text-box></draw:frame></text:p>
      <text:h text:style-name="P3" text:outline-level="3">🔄 2. Use <text:span text:style-name="Strong_20_Emphasis">módulos ES6 (</text:span><text:span text:style-name="Strong_20_Emphasis"><text:span text:style-name="Source_20_Text">import</text:span></text:span><text:span text:style-name="Strong_20_Emphasis"> / </text:span><text:span text:style-name="Strong_20_Emphasis"><text:span text:style-name="Source_20_Text">export</text:span></text:span><text:span text:style-name="Strong_20_Emphasis">)</text:span></text:h>
      <text:list text:style-name="L10">
        <text:list-item>
          <text:p text:style-name="P12"><text:span text:style-name="Strong_20_Emphasis">Exportar funções ou objetos</text:span> que cada parte do projeto precisa expor.</text:p>
        </text:list-item>
        <text:list-item>
          <text:p text:style-name="P13"><draw:frame text:anchor-type="paragraph" draw:z-index="4" draw:name="Quadro de texto 5" draw:style-name="gr1" draw:text-style-name="P18" svg:width="16.719cm" svg:height="6.099cm" svg:x="0.041cm" svg:y="0.609cm"><draw:text-box><text:p><text:span text:style-name="T2">// utils/dom.js</text:span></text:p><text:p><text:span text:style-name="T2">export function qs(selector) {</text:span></text:p><text:p><text:span text:style-name="T2"><text:s text:c="2"/></text:span><text:span text:style-name="T2">return document.querySelector(selector);</text:span></text:p><text:p><text:span text:style-name="T2">}</text:span></text:p><text:p><text:span text:style-name="T2">-----------x--------------</text:span></text:p><text:p><text:span text:style-name="T2">// pages/home.js</text:span></text:p><text:p><text:span text:style-name="T2">import { qs } from '../utils/dom.js';</text:span></text:p><text:p><text:span text:style-name="T2"/></text:p><text:p><text:span text:style-name="T2">export default function initHome() {</text:span></text:p><text:p><text:span text:style-name="T2"><text:s text:c="2"/></text:span><text:span text:style-name="T2">const button = qs('#btn');</text:span></text:p><text:p><text:span text:style-name="T2"><text:s text:c="2"/></text:span><text:span text:style-name="T2">button.addEventListener('click', () =&gt; console.log('Home ready'));</text:span></text:p><text:p><text:span text:style-name="T2">}</text:span></text:p></draw:text-box></draw:frame><text:span text:style-name="Strong_20_Emphasis">Importar</text:span> só o que for necessário no <text:span text:style-name="Source_20_Text">main</text:span> ou em outros módulos.</text:p>
        </text:list-item>
        <text:list-item>
          <text:p text:style-name="P13"/>
        </text:list-item>
      </text:list>
      <text:h text:style-name="P3" text:outline-level="3"><text:soft-page-break/>🧱 3. Modularize lógica de inicialização</text:h>
      <text:p text:style-name="Text_20_body">Cada módulo/página deve cuidar <text:span text:style-name="Strong_20_Emphasis">só da própria inicialização</text:span> (event listeners, render, etc.).<text:line-break/>O <text:span text:style-name="Source_20_Text">main.js</text:span> apenas decide <text:span text:style-name="Strong_20_Emphasis">o que carregar</text:span>.</text:p>
      <text:p text:style-name="Horizontal_20_Line"/>
      <text:h text:style-name="Heading_20_3" text:outline-level="3">🧰 4. Ferramentas úteis</text:h>
      <text:list text:style-name="L11">
        <text:list-item>
          <text:p text:style-name="P14">Se o projeto crescer, use <text:span text:style-name="Strong_20_Emphasis">Vite</text:span>, <text:span text:style-name="Strong_20_Emphasis">Webpack</text:span>, ou <text:span text:style-name="Strong_20_Emphasis">Parcel</text:span> para empacotar tudo e gerar um único bundle.</text:p>
        </text:list-item>
        <text:list-item>
          <text:p text:style-name="P14">Isso permite usar importações relativas, assets otimizados e live reload.</text:p>
        </text:list-item>
      </text:list>
      <text:p text:style-name="Horizontal_20_Line"/>
      <text:h text:style-name="Heading_20_3" text:outline-level="3">🔍 5. Boas práticas extras</text:h>
      <text:list text:style-name="L12">
        <text:list-item>
          <text:p text:style-name="P15">Prefira <text:span text:style-name="Strong_20_Emphasis">nomes explícitos</text:span> (<text:span text:style-name="Source_20_Text">initDashboard()</text:span>, não <text:span text:style-name="Source_20_Text">loadPage()</text:span>).</text:p>
        </text:list-item>
        <text:list-item>
          <text:p text:style-name="P15">Organize imports de forma consistente (utils → components → pages).</text:p>
        </text:list-item>
        <text:list-item>
          <text:p text:style-name="P15">Evite dependências globais (como variáveis no <text:span text:style-name="Source_20_Text">window</text:span>).</text:p>
        </text:list-item>
        <text:list-item>
          <text:p text:style-name="P15">Use <text:span text:style-name="Strong_20_Emphasis"><text:span text:style-name="Source_20_Text">DOMContentLoaded</text:span></text:span> para garantir que o DOM esteja pronto antes da inicialização.</text:p>
        </text:list-item>
      </text:list>
      <text:p text:style-name="Horizontal_20_Line"/>
      <text:h text:style-name="Heading_20_3" text:outline-level="3">✅ Em resumo:</text:h>
      <text:list text:style-name="L13">
        <text:list-item>
          <text:p text:style-name="P16">Crie um <text:span text:style-name="Strong_20_Emphasis">arquivo </text:span><text:span text:style-name="Strong_20_Emphasis"><text:span text:style-name="Source_20_Text">main.js</text:span></text:span> como ponto de entrada.</text:p>
        </text:list-item>
        <text:list-item>
          <text:p text:style-name="P16">Mova scripts inline para <text:span text:style-name="Strong_20_Emphasis">arquivos separados</text:span>.</text:p>
        </text:list-item>
        <text:list-item>
          <text:p text:style-name="P16">Use <text:span text:style-name="Strong_20_Emphasis">módulos ES6</text:span> para importar/exportar.</text:p>
        </text:list-item>
        <text:list-item>
          <text:p text:style-name="P16">Estruture por <text:span text:style-name="Strong_20_Emphasis">função e responsabilidade</text:span> (não por tipo de arquivo).</text:p>
        </text:list-item>
        <text:list-item>
          <text:p text:style-name="P16">Adote um <text:span text:style-name="Strong_20_Emphasis">bundler</text:span> se o projeto crescer.</text:p>
        </text:list-item>
      </text:list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16T12:56:33.053478164</meta:creation-date>
    <dc:date>2025-10-16T14:19:06.673603785</dc:date>
    <meta:editing-duration>PT13M9S</meta:editing-duration>
    <meta:editing-cycles>1</meta:editing-cycles>
    <meta:document-statistic meta:table-count="0" meta:image-count="0" meta:object-count="0" meta:page-count="3" meta:paragraph-count="34" meta:word-count="300" meta:character-count="1843" meta:non-whitespace-character-count="1593"/>
    <meta:generator>LibreOffice/24.2.7.2$Linux_X86_64 LibreOffice_project/420$Build-2</meta:generator>
  </office:meta>
</office:document-meta>
</file>